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eilte Daten</text:p>
      <text:p text:style-name="P1"/>
      <text:p text:style-name="P1">Grundlagen</text:p>
      <text:p text:style-name="P2"><text:tab/>-Fragmentierung</text:p>
      <text:p text:style-name="P2"><text:tab/><text:tab/>-Daten in Teile aufteilen (Überlappungsfrei)</text:p>
      <text:p text:style-name="P2"><text:tab/><text:tab/>-In Fragmente</text:p>
      <text:p text:style-name="P2"><text:tab/><text:tab/>-Fragmente auf Computer aufteilen</text:p>
      <text:p text:style-name="P2"><text:tab/><text:tab/>-Zugriff beschleunigen, weil man in 1/n tel nach den Daten suchen muss</text:p>
      <text:p text:style-name="P2"><text:tab/><text:tab/>-Probleme, wenn man Daten aus mehreren Fragmenten braucht</text:p>
      <text:p text:style-name="P2"><text:tab/><text:tab/>-&gt; Immer so aufgebaut, dass Alle Fragmente von jedem Fragment erreichbar sind</text:p>
      <text:p text:style-name="P2"><text:tab/><text:tab/>-NUMA Non Uniform Memory Architecture sind Fragmentierte Hauptspeicher</text:p>
      <text:p text:style-name="P2"><text:tab/><text:tab/>-Der Gesamte Datenbestand ist nur erreichbar, wenn Alle Fragmente funktionieren</text:p>
      <text:p text:style-name="P2"><text:tab/><text:tab/>-Man gewinnt typischerweise en fait keinen AusfallMinimierung</text:p>
      <text:p text:style-name="P2"><text:tab/>-Replikation</text:p>
      <text:p text:style-name="P2"><text:tab/><text:tab/>-<text:span text:style-name="T2">Vollständig fortlaufende Kopie</text:span></text:p>
      <text:p text:style-name="P2"><text:tab/><text:tab/>-Ein System namens Master wo der Speicher ist und aktuell ist</text:p>
      <text:p text:style-name="P2"><text:tab/><text:tab/>-Replikate haben Kopien, eigentlich nicht Kopien sondern Kopien die ständig aktuell <text:tab/><text:tab/>gemacht werden, bei jeder Änderung wird alles Aktualisieren.</text:p>
      <text:p text:style-name="P2"><text:tab/><text:tab/>-Leserate wird erhöht, weil man von 5 Systemen gleichzeitig lesen kann</text:p>
      <text:p text:style-name="P2"><text:tab/><text:tab/>-Nur Masterdaten können verändert werden</text:p>
      <text:p text:style-name="P2"><text:tab/><text:tab/>-SchreibRate wird schlechter</text:p>
      <text:p text:style-name="P2"><text:tab/><text:tab/>-" Ausführungen</text:p>
      <text:p text:style-name="P2"><text:tab/><text:tab/><text:tab/>1-Primary BackupSchema</text:p>
      <text:p text:style-name="P2"><text:tab/><text:tab/><text:tab/><text:tab/>-Master ist erste Backup und bleibt immer Master</text:p>
      <text:p text:style-name="P2"><text:tab/><text:tab/><text:tab/>2-MultiPrimary Schema</text:p>
      <text:p text:style-name="P2"><text:tab/><text:tab/><text:tab/><text:tab/>-Jedes Replikat kann temporär zum Master werden</text:p>
      <text:p text:style-name="P2"><text:tab/><text:tab/><text:tab/><text:tab/>++Wenn Master ausfällt hat mein kein Problem mehr</text:p>
      <text:p text:style-name="P2"><text:tab/><text:tab/><text:tab/><text:tab/><text:tab/>-&gt; Ausfallsicherheit erhöht um faktor N</text:p>
      <text:p text:style-name="P2"><text:tab/><text:tab/><text:tab/><text:tab/>++Man braucht 1 Datenverbindung statt 1 zum Replikat und 1 zum <text:tab/><text:tab/><text:tab/><text:tab/>Master</text:p>
      <text:p text:style-name="P2"><text:tab/><text:tab/>-Umsetzung</text:p>
      <text:p text:style-name="P2"><text:tab/><text:tab/><text:tab/>-Write kommt an</text:p>
      <text:p text:style-name="P2"><text:tab/><text:tab/><text:tab/>-2 Dinge passieren</text:p>
      <text:p text:style-name="P2"><text:tab/><text:tab/><text:tab/><text:tab/>-Update wird rausgeschickt an Replikate</text:p>
      <text:p text:style-name="P2"><text:tab/><text:tab/><text:tab/><text:tab/><text:tab/>-Als Multicast</text:p>
      <text:p text:style-name="P2"><text:tab/><text:tab/><text:tab/><text:tab/><text:tab/>-Begrenzung der Daten auf 64KB oder so begrenzt</text:p>
      <text:p text:style-name="P2"><text:tab/><text:tab/><text:tab/><text:tab/>-Bei Absturz eines Replikats muss neu initialisiert werden</text:p>
      <text:p text:style-name="P2"><text:tab/><text:tab/><text:tab/>-Oder</text:p>
      <text:p text:style-name="P2"><text:tab/><text:tab/><text:tab/>-Event der Veränderung mit ID der Zelle wird rausgeschickt</text:p>
      <text:p text:style-name="P2"><text:tab/><text:tab/><text:tab/>-Alle Suchen sich das neue aus einer Datenbank</text:p>
      <text:p text:style-name="P2"><text:tab/><text:tab/><text:tab/>++passt garantiert in 64kb rein, weils nur ne ID is</text:p>
      <text:p text:style-name="P2"><text:tab/><text:tab/><text:tab/>++Bei Reboot und Aktualisierung macht man die gleiche Funktion</text:p>
      <text:p text:style-name="P2"><text:tab/>-Caching (Nicht gleich Replikation!!!!!)</text:p>
      <text:p text:style-name="P2"><text:tab/><text:tab/>-<text:span text:style-name="T2">Teilweise fortlaufende Kopie</text:span></text:p>
      <text:p text:style-name="P2"><text:tab/><text:tab/>-partielle Replikation (Nicht Vollständige)</text:p>
      <text:p text:style-name="P2"><text:tab/><text:tab/>++LeseRaten werden erhöht </text:p>
      <text:p text:style-name="P2"><text:tab/><text:tab/>--Schreibraten werden kleiner</text:p>
      <text:p text:style-name="P2"><text:tab/><text:tab/>Cache-Topologien</text:p>
      <text:p text:style-name="P2"><text:tab/><text:tab/><text:tab/>-Lokaler Cache (Cache 1-1 Datenbestand) Wie in altem Laptop ohne GPU</text:p>
      <text:p text:style-name="P2"><text:tab/><text:tab/><text:tab/>-Konsolidierender Cache (Cache 1-* Datenbestand) Wie in neuerem Laptop</text:p>
      <text:p text:style-name="P2"><text:tab/><text:tab/><text:tab/><text:tab/>-Einen Cache und 1 Ram in GPU 1 Ram normal</text:p>
      <text:p text:style-name="P2"><text:tab/><text:tab/><text:tab/>-Verteilter Cache (Cache *-1 Datenbestand) Supercomputer mit mehr CPUs <text:soft-page-break/><text:tab/><text:tab/><text:tab/><text:tab/>als Rams</text:p>
      <text:p text:style-name="P2"><text:tab/><text:tab/></text:p>
      <text:p text:style-name="P2"><text:tab/><text:tab/>Bei Verteiltem Cache</text:p>
      <text:p text:style-name="P2"><text:tab/><text:tab/><text:tab/>-Szenario A: Wie lesen Dat aus Cache A und das Dat is im Cache</text:p>
      <text:p text:style-name="P2"><text:tab/><text:tab/><text:tab/>-Szenario B: Wir lesen Dat aus Cache A und das Dat ist noch nicht im Cache</text:p>
      <text:p text:style-name="P2"><text:tab/><text:tab/><text:tab/><text:tab/>-&gt; Dat in Cache bringen von Datenbestand dann auslesen von Cache</text:p>
      <text:p text:style-name="P2"><text:tab/><text:tab/><text:tab/>-&gt; Szenario a ist ein HIT, also so viele Hits wie möglich haben is gut</text:p>
      <text:p text:style-name="P2"><text:tab/><text:tab/><text:tab/><text:tab/>-SzenB ist ein Cache Miss</text:p>
      <text:p text:style-name="P2"><text:tab/><text:tab/><text:tab/>-Bei Cache Miss,</text:p>
      <text:p text:style-name="P2"><text:tab/><text:tab/><text:tab/><text:tab/>-Element aus Cache verdrängen, welches nicht so dringend gebraucht <text:tab/><text:tab/><text:tab/><text:tab/><text:tab/>wird</text:p>
      <text:p text:style-name="P2"><text:tab/><text:tab/><text:tab/><text:tab/>-Strategie Random Replacement</text:p>
      <text:p text:style-name="P2"><text:tab/><text:tab/><text:tab/><text:tab/>-Strat Least Recently Used (LRU)</text:p>
      <text:p text:style-name="P2"><text:tab/><text:tab/><text:tab/><text:tab/><text:tab/>-Gut, außer wenn durch ein Array gelaufen wird welches 1 <text:tab/><text:tab/><text:tab/><text:tab/><text:tab/><text:tab/>größer ist als der Cache</text:p>
      <text:p text:style-name="P2"><text:tab/><text:tab/><text:tab/><text:tab/>-Strat Least Frequently Used (LFU)</text:p>
      <text:p text:style-name="P2"><text:tab/><text:tab/><text:tab/><text:tab/>-Strat Most Recently Used (MRU)</text:p>
      <text:p text:style-name="P2"><text:tab/><text:tab/><text:tab/><text:tab/>-Strat Hash Replacement mittels HashFunktion</text:p>
      <text:p text:style-name="P2"><text:tab/><text:tab/><text:tab/><text:tab/>-&gt; Kommt auf anwendungsfall an, oft Random am besten</text:p>
      <text:p text:style-name="P2"><text:tab/><text:tab/><text:tab/>-Wie Schreiben?</text:p>
      <text:p text:style-name="P2"><text:tab/><text:tab/><text:tab/><text:tab/>-Wenn irgendwo auf einen Cache geschrieben wird:</text:p>
      <text:p text:style-name="P2"><text:tab/><text:tab/><text:tab/><text:tab/><text:tab/>-Auf Datenbestand geschrieben </text:p>
      <text:p text:style-name="P2"><text:tab/><text:tab/><text:tab/><text:tab/><text:tab/>-und das geschriebene Dat Zelle aus den anderen Caches <text:tab/><text:tab/><text:tab/><text:tab/><text:tab/><text:tab/><text:tab/>rausschmeißen</text:p>
      <text:p text:style-name="P2"><text:tab/><text:tab/><text:tab/><text:tab/><text:tab/>-Dieses Verfahren braucht lange zum Schreiben wegen 3 <text:tab/><text:tab/><text:tab/><text:tab/><text:tab/><text:tab/><text:tab/>Operationen</text:p>
      <text:p text:style-name="P2"><text:tab/><text:tab/><text:tab/><text:tab/>-Snoopy Cache</text:p>
      <text:p text:style-name="P2"><text:tab/><text:tab/><text:tab/><text:tab/><text:tab/>-Schreibanfrage als UDP Multicast schicken, an einen Cache <text:tab/><text:tab/><text:tab/><text:tab/><text:tab/><text:tab/>addressiert</text:p>
      <text:p text:style-name="P2"><text:tab/><text:tab/><text:tab/><text:tab/><text:tab/>-&gt; Alle die nicht addressiert sind, schmeissens raus</text:p>
      <text:p text:style-name="P2"><text:tab/><text:tab/><text:tab/><text:tab/><text:tab/>++ ein Schritt weniger -&gt; Schneller</text:p>
      <text:p text:style-name="P2"><text:tab/><text:tab/><text:tab/><text:tab/><text:tab/>--Adresse und Inhalt wird verschickt, also ist die 64kb UDP <text:tab/><text:tab/><text:tab/><text:tab/><text:tab/><text:tab/>Grenze wieder ein Problem</text:p>
      <text:p text:style-name="P2"><text:tab/><text:tab/><text:tab/><text:tab/><text:tab/>--Webservices können das nicht machen, weil man mit UDP <text:tab/><text:tab/><text:tab/><text:tab/><text:tab/><text:tab/>kein HTTP machen kann</text:p>
      <text:p text:style-name="P2"><text:tab/><text:tab/><text:tab/><text:tab/>-versionierte Caches</text:p>
      <text:p text:style-name="P2"><text:tab/><text:tab/><text:tab/><text:tab/><text:tab/>-Nur ein Teil der Daten ist auf dem neuesten Stand</text:p>
      <text:p text:style-name="P3"><text:tab/><text:tab/><text:tab/><text:tab/><text:tab/>-Cache wird versioniert</text:p>
      <text:p text:style-name="P3"><text:tab/><text:tab/><text:tab/><text:tab/><text:tab/>-Wenn Client Version &lt;= Cache Version</text:p>
      <text:p text:style-name="P3"><text:tab/><text:tab/><text:tab/><text:tab/><text:tab/>-Man sagt Caches sind aktuell genug</text:p>
      <text:p text:style-name="P3"/>
      <text:p text:style-name="P4">Content Distribution<text:span text:style-name="T1">(Anwendungen)</text:span></text:p>
      <text:p text:style-name="P3"><text:tab/>-Medieninhalte effizient im Netz verfügbar machen</text:p>
      <text:p text:style-name="P3"><text:tab/>-Content-Delivery-Network(Damit Leute aus Europa nicht Daten aus Amerika bekommen)</text:p>
      <text:p text:style-name="P3"><text:tab/>-funktioniert wie Replikat System. Ein Master-Server und überall sind Edge Server</text:p>
      <text:p text:style-name="P3"><text:tab/>-Problem, dass alle Server verschiedene Adressen haben</text:p>
      <text:p text:style-name="P3"><text:tab/>-Bei Downloads manchmal klicken von welchem Server runterladen</text:p>
      <text:p text:style-name="P3"><text:tab/>-Wie lösts man sonst:</text:p>
      <text:p text:style-name="P3"><text:tab/><text:tab/>-HTTP Redirect</text:p>
      <text:p text:style-name="P3"><text:tab/><text:tab/>-Network Address Translation: NAT -Verfahren</text:p>
      <text:p text:style-name="P3"><text:tab/><text:tab/><text:tab/>-Content Delivery Network ist in einem Intranet</text:p>
      <text:p text:style-name="P3"><text:tab/><text:tab/><text:tab/>-Es gibt Gateways in dieses Network</text:p>
      <text:p text:style-name="P3"><text:soft-page-break/><text:tab/><text:tab/><text:tab/>-Intranet heißt CDN Intranet</text:p>
      <text:p text:style-name="P3"><text:tab/><text:tab/><text:tab/>-Durch Standort der Gateways weiß man wos herkommt</text:p>
      <text:p text:style-name="P3"><text:tab/><text:tab/><text:tab/>-Wenn Paket zu Master soll, wird umadressiert</text:p>
      <text:p text:style-name="P3"><text:tab/><text:tab/><text:tab/>++Datentransfer Last wird weniger</text:p>
      <text:p text:style-name="P3"><text:tab/><text:tab/><text:tab/>--politischer scheiss</text:p>
      <text:p text:style-name="P3"><text:tab/><text:tab/>-Verteilte Hashtabellen</text:p>
      <text:p text:style-name="P3"><text:tab/><text:tab/><text:tab/>-Hash</text:p>
      <text:p text:style-name="P3"><text:tab/><text:tab/><text:tab/><text:tab/>-Zahl aus Inhalt</text:p>
      <text:p text:style-name="P3"><text:tab/><text:tab/><text:tab/><text:tab/>-Je länger desto genauere Beschreibung</text:p>
      <text:p text:style-name="P3"><text:tab/><text:tab/><text:tab/><text:tab/>-Riesige Hashs sind quasi nie gleich</text:p>
      <text:p text:style-name="P3"><text:tab/><text:tab/><text:tab/><text:tab/>-Diese Hashs werden als Ids von Medien benutzt</text:p>
      <text:p text:style-name="P3"><text:tab/><text:tab/><text:tab/><text:tab/>-&gt; Mediensuche ist so:</text:p>
      <text:p text:style-name="P3"><text:tab/><text:tab/><text:tab/><text:tab/><text:tab/>1.Metasuche nach Metadaten, obs n video is, wie groß usw.</text:p>
      <text:p text:style-name="P3"><text:tab/><text:tab/><text:tab/><text:tab/><text:tab/><text:tab/>-gibt dateien zurück</text:p>
      <text:p text:style-name="P3"><text:tab/><text:tab/><text:tab/><text:tab/><text:tab/>2.Qellsuche, wos is</text:p>
      <text:p text:style-name="P3"><text:tab/><text:tab/><text:tab/><text:tab/><text:tab/><text:tab/>-gibt hosts zurück</text:p>
      <text:p text:style-name="P3"><text:tab/><text:tab/><text:tab/><text:tab/>-Bei Bittorrent werden mit Hashs gesucht</text:p>
      <text:p text:style-name="P3"><text:tab/><text:tab/><text:tab/>-Verteilte Hashtabelle:</text:p>
      <text:p text:style-name="P3"><text:tab/><text:tab/><text:tab/><text:tab/>-Jeder Teilnehmer an einem Netzwerk stellt einen Teil der Hashs dar</text:p>
      <text:p text:style-name="P3"><text:tab/><text:tab/><text:tab/><text:tab/>-Wie bei Caches funktionierts</text:p>
      <text:p text:style-name="P3"><text:tab/><text:tab/><text:tab/><text:tab/>-Wie weiß man wo die Datei zum Hash ist?</text:p>
      <text:p text:style-name="P3"><text:tab/><text:tab/><text:tab/><text:tab/><text:tab/>-Man kann Hashcode als Zahl ähnlich wie ip adresse sehen</text:p>
      <text:p text:style-name="P3"><text:tab/><text:tab/><text:tab/><text:tab/><text:tab/>-Files sind immer in der Nähe von ips die ähnlich zum <text:tab/><text:tab/><text:tab/><text:tab/><text:tab/><text:tab/>hashcode aussehen</text:p>
      <text:p text:style-name="P3"><text:tab/><text:tab/><text:tab/><text:tab/><text:tab/>-Filterung der Peers die online sind bei Up und Download</text:p>
      <text:p text:style-name="P3"><text:tab/><text:tab/><text:tab/><text:tab/><text:tab/>-Bei jeweiligem Peer wird Adresse zum Hash gespeichert</text:p>
      <text:p text:style-name="P3"><text:tab/><text:tab/><text:tab/><text:tab/>-Bucketsets &lt;- Filterverfahren</text:p>
      <text:p text:style-name="P3"><text:tab/><text:tab/><text:tab/>Wird immer wichtiger für Cloud Computing</text:p>
      <text:p text:style-name="P3"><text:tab/><text:tab/><text:tab/><text:tab/>-Serverloses Cloud Computing</text:p>
      <text:p text:style-name="P3"/>
      <text:p text:style-name="P4">Relationale Datenbanken</text:p>
      <text:p text:style-name="P4"><text:span text:style-name="T1"><text:tab/>Es gibt Relationale DB und Hierarchische DB</text:span></text:p>
      <text:p text:style-name="P4"><text:span text:style-name="T1"><text:tab/>Hierarchische DB können alles speichern</text:span></text:p>
      <text:p text:style-name="P4"><text:span text:style-name="T1"><text:tab/>Relationale DB nur Tabellen, aber dafür schneller bei großen</text:span></text:p>
      <text:p text:style-name="P4"><text:span text:style-name="T1"><text:tab/>ACID Kriterien</text:span></text:p>
      <text:p text:style-name="P4"><text:span text:style-name="T1"><text:tab/><text:tab/>-Atomarität, Operation wird ganz oder garnicht ausgeführt</text:span></text:p>
      <text:p text:style-name="P4"><text:span text:style-name="T1"><text:tab/><text:tab/>-Konsistenz, Dass sich nichts widerspricht+Fremdschlüssel verweisen ins Nirvana</text:span></text:p>
      <text:p text:style-name="P4"><text:span text:style-name="T1"><text:tab/><text:tab/>-Isolation, Parallel ausgeführte Modifikation sind unabhängig</text:span></text:p>
      <text:p text:style-name="P4"><text:span text:style-name="T1"><text:tab/><text:tab/>-Dauerhaftigkeit, während einem Update darf sich das veränderte nich durch wen <text:tab/><text:tab/><text:tab/>anders ändern</text:span></text:p>
      <text:p text:style-name="P4"><text:span text:style-name="T1"><text:tab/><text:tab/>Für einzelne SQL Befehle</text:span></text:p>
      <text:p text:style-name="P4"><text:span text:style-name="T1"><text:tab/><text:tab/>-Atomarität: ist garantiert</text:span></text:p>
      <text:p text:style-name="P4"><text:span text:style-name="T1"><text:tab/><text:tab/>-Konsistenz: nicht garantiert, Grund für Fremdschlüssel</text:span></text:p>
      <text:p text:style-name="P4"><text:span text:style-name="T1"><text:tab/><text:tab/>-Isolation: Garantiert, wweil Befehle nacheinander ausgeführt werden</text:span></text:p>
      <text:p text:style-name="P4"><text:span text:style-name="T1"><text:tab/><text:tab/>-Dauerhaftigkeit: die Frage stellt sich nich</text:span></text:p>
      <text:p text:style-name="P4"><text:span text:style-name="T1"><text:tab/><text:tab/>FürSequenzen von Befehlen</text:span></text:p>
      <text:p text:style-name="P4"><text:span text:style-name="T1"><text:tab/><text:tab/>-Atomarität: Nicht garantiert-&gt; Transaktionen</text:span></text:p>
      <text:p text:style-name="P4"><text:span text:style-name="T1"><text:tab/><text:tab/>-Konsistenz: Alles wie bei einzelbefehlen</text:span></text:p>
      <text:p text:style-name="P4"><text:span text:style-name="T1"><text:tab/><text:tab/>-Isolation: In Transaktionen kann man Isolationsgrad wählen</text:span></text:p>
      <text:p text:style-name="P4"><text:span text:style-name="T1"><text:tab/><text:tab/>-Dauerhaftigkeit: gefährlich- durch </text:span>Synchronisation<text:span text:style-name="T1"> verhindern (mit logs)</text:span></text:p>
      <text:p text:style-name="P4"><text:span text:style-name="T1"><text:tab/>-Fremdschlüssel-Constraints: CASCADE, SET NULL, RESTRICT</text:span></text:p>
      <text:p text:style-name="P4"><text:span text:style-name="T1"><text:tab/>Synchronisation:</text:span></text:p>
      <text:p text:style-name="P4"><text:soft-page-break/><text:span text:style-name="T1"><text:tab/><text:tab/>Ausschlussverfahren (exclusive change)</text:span></text:p>
      <text:p text:style-name="P4"><text:span text:style-name="T1"><text:tab/><text:tab/><text:tab/>-Nur einzelne Personen dürfen Daten ändern</text:span></text:p>
      <text:p text:style-name="P4"><text:span text:style-name="T1"><text:tab/><text:tab/><text:tab/>-&gt; es kann immer nur einer es ändern</text:span></text:p>
      <text:p text:style-name="P4"><text:span text:style-name="T1"><text:tab/><text:tab/>Sperrverfahren (pessimistic locking)</text:span></text:p>
      <text:p text:style-name="P4"><text:span text:style-name="T1"><text:tab/><text:tab/><text:tab/>-Lösung der 80er</text:span></text:p>
      <text:p text:style-name="P4"><text:span text:style-name="T1"><text:tab/><text:tab/><text:tab/>-Neue Befehle:-Lock/Unlock, SELECT...FOR UPDATE</text:span></text:p>
      <text:p text:style-name="P4"><text:span text:style-name="T1"><text:tab/><text:tab/><text:tab/><text:tab/>-&gt; Alles was es zurückgibt wird gelockt</text:span></text:p>
      <text:p text:style-name="P4"><text:span text:style-name="T1"><text:tab/><text:tab/><text:tab/>-Gefahr der Deadlocks</text:span></text:p>
      <text:p text:style-name="P4"><text:span text:style-name="T1"><text:tab/><text:tab/><text:tab/>-Nicht tragbar</text:span></text:p>
      <text:p text:style-name="P4"><text:span text:style-name="T1"><text:tab/><text:tab/>Versionierungsverfahren (optimistic locking)</text:span></text:p>
      <text:p text:style-name="P4"><text:span text:style-name="T1"><text:tab/><text:tab/><text:tab/>-Versionsspalte in jede Tabelle</text:span></text:p>
      <text:p text:style-name="P4"><text:span text:style-name="T1"><text:tab/><text:tab/><text:tab/>-SQL lässt atomar einen Vergleich machen mit dem Update</text:span></text:p>
      <text:p text:style-name="P4"><text:span text:style-name="T1"><text:tab/><text:tab/><text:tab/>-Nachteil: Sehr späte Mitteilung</text:span></text:p>
      <text:p text:style-name="P4"><text:span text:style-name="T1"><text:tab/>Transaktionen: Zusatztechnologie von SQL</text:span></text:p>
      <text:p text:style-name="P4"><text:span text:style-name="T1"><text:tab/><text:tab/>-Sequenz von SQL Statements werden Atomar ausgeführt</text:span></text:p>
      <text:p text:style-name="P4"><text:span text:style-name="T1"><text:tab/><text:tab/>-Change-Log -&gt; Atomarität</text:span></text:p>
      <text:p text:style-name="P4"><text:span text:style-name="T1"><text:tab/><text:tab/>-Isolationsgrad:</text:span></text:p>
      <text:p text:style-name="P4"><text:span text:style-name="T1"><text:tab/><text:tab/><text:tab/>read_uncommited (keine Isolation)</text:span></text:p>
      <text:p text:style-name="P4"><text:span text:style-name="T1"><text:tab/><text:tab/><text:tab/>read_commited (schnell, wenig isolation)</text:span></text:p>
      <text:p text:style-name="P4"><text:span text:style-name="T1"><text:tab/><text:tab/><text:tab/>repeatable_read(mesitens bester Kompromiss)</text:span></text:p>
      <text:p text:style-name="P4"><text:span text:style-name="T1"><text:tab/><text:tab/><text:tab/>serializable (langsam und maximale isolation)</text:span></text:p>
      <text:p text:style-name="P4"><text:span text:style-name="T1"><text:tab/><text:tab/>ACID für Transaktionen:</text:span></text:p>
      <text:p text:style-name="P4"><text:span text:style-name="T1"><text:tab/><text:tab/><text:tab/>-A: bei Schreibzugriffen check</text:span></text:p>
      <text:p text:style-name="P4"><text:span text:style-name="T1"><text:tab/><text:tab/><text:tab/>-C: Dritte Normalform am besten</text:span></text:p>
      <text:p text:style-name="P4"><text:span text:style-name="T1"><text:tab/><text:tab/><text:tab/>-I: siehe gleich oben</text:span></text:p>
      <text:p text:style-name="P4"><text:span text:style-name="T1"><text:tab/><text:tab/><text:tab/>-D: Versionierung</text:span></text:p>
      <text:p text:style-name="P4"><text:span text:style-name="T1"><text:tab/><text:tab/>-3 Arten:</text:span></text:p>
      <text:p text:style-name="P4"><text:span text:style-name="T1"><text:tab/><text:tab/><text:tab/>-Lokale Transaktion:</text:span></text:p>
      <text:p text:style-name="P4"><text:span text:style-name="T1"><text:tab/><text:tab/><text:tab/><text:tab/>-Setzen vorraus, auf einzige Datenbankverbindung</text:span></text:p>
      <text:p text:style-name="P4"><text:span text:style-name="T1"><text:tab/><text:tab/><text:tab/><text:tab/>-(Siehe Replikate, wos wichtig war eine Verbindung zu haben)</text:span></text:p>
      <text:p text:style-name="P4"><text:span text:style-name="T1"><text:tab/><text:tab/><text:tab/><text:tab/>-Verfahren: START TRANSACTION,COMMIT,ROLLBACK</text:span></text:p>
      <text:p text:style-name="P4"><text:span text:style-name="T1"><text:tab/><text:tab/><text:tab/><text:tab/><text:tab/>-Einzige Befehle</text:span></text:p>
      <text:p text:style-name="P4"><text:span text:style-name="T1"><text:tab/><text:tab/><text:tab/>-Verteilte Transaktion:</text:span></text:p>
      <text:p text:style-name="P4"><text:span text:style-name="T1"><text:tab/><text:tab/><text:tab/><text:tab/>Mit mehreren Parallelen Verbindungen</text:span></text:p>
      <text:p text:style-name="P4"><text:span text:style-name="T1"><text:tab/><text:tab/><text:tab/><text:tab/>-Einfachstes Verfahren Zweiphasen Commit bzw. 2PC</text:span></text:p>
      <text:p text:style-name="P4"><text:span text:style-name="T1"><text:tab/><text:tab/><text:tab/><text:tab/>-Brauchen Transaktionskoordinator: z.B. Java EE Server</text:span></text:p>
      <text:p text:style-name="P4"><text:span text:style-name="T1"><text:tab/><text:tab/><text:tab/><text:tab/>-Dbs sind Res Manager</text:span></text:p>
      <text:p text:style-name="P4"><text:span text:style-name="T1"><text:tab/><text:tab/><text:tab/><text:tab/>-startTransaction an koordinator gesendet. Man bekommt ID und <text:tab/><text:tab/><text:tab/><text:tab/><text:tab/>damit macht man alles</text:span></text:p>
      <text:p text:style-name="P4"><text:span text:style-name="T1"><text:tab/><text:tab/><text:tab/><text:tab/>-Res Managern sagen, dass ich was machen will, dannach Befehle <text:tab/><text:tab/><text:tab/><text:tab/>schicken</text:span></text:p>
      <text:p text:style-name="P4"><text:span text:style-name="T1"><text:tab/><text:tab/><text:tab/><text:tab/>-&gt; Dann is alles Vorbereitet</text:span></text:p>
      <text:p text:style-name="P4"><text:span text:style-name="T1"><text:tab/><text:tab/><text:tab/><text:tab/>-Dann dem Koordinator Commit schicken, der Schickt den managern <text:tab/><text:tab/><text:tab/><text:tab/>ein Prepare Befehl</text:span></text:p>
      <text:p text:style-name="P4"><text:span text:style-name="T1"><text:tab/><text:tab/><text:tab/><text:tab/>-Um zu schaun obs auf jeden Fall klappen wird</text:span></text:p>
      <text:p text:style-name="P4"><text:span text:style-name="T1"><text:tab/><text:tab/><text:tab/><text:tab/>-Wenns bei einem nich klappt wird alles ge Rollbacked</text:span></text:p>
      <text:p text:style-name="P4"><text:span text:style-name="T1"><text:tab/><text:tab/><text:tab/><text:tab/>Heute oft dreiphasen Prepare wird aufgeteilt</text:span></text:p>
      <text:p text:style-name="P4"><text:span text:style-name="T1"><text:tab/><text:tab/><text:tab/>-Buisness/Kompensation Transaktion:</text:span></text:p>
      <text:p text:style-name="P4"><text:span text:style-name="T1"><text:tab/><text:tab/><text:tab/><text:tab/>-Umkehrvertrag</text:span></text:p>
      <text:p text:style-name="P4"><text:span text:style-name="T1"><text:tab/><text:tab/><text:tab/><text:tab/>-Eigentlich keine Transaktion</text:span></text:p>
      <text:p text:style-name="P4"><text:span text:style-name="T1"><text:tab/><text:tab/><text:tab/><text:tab/>-sind einfach Rollbacks aber schaus nach</text:span></text:p>
      <text:p text:style-name="P4"><text:span text:style-name="T1"><text:tab/><text:tab/></text:span></text:p>
      <text:p text:style-name="P4"><text:soft-page-break/><text:span text:style-name="T1"><text:tab/><text:tab/>Verschiedene Arten von relationalen Datenbanken:</text:span></text:p>
      <text:p text:style-name="P4"><text:span text:style-name="T1"><text:tab/><text:tab/><text:tab/>-Datenlager:</text:span></text:p>
      <text:p text:style-name="P4"><text:span text:style-name="T1"><text:tab/><text:tab/><text:tab/>-Fragmentierte Datenbanken</text:span></text:p>
      <text:p text:style-name="P4"><text:span text:style-name="T1"><text:tab/><text:tab/><text:tab/>-Cluster Datenbanken</text:span></text:p>
      <text:p text:style-name="P4"><text:span text:style-name="T1"><text:tab/><text:tab/><text:tab/>-ObjektRelationaler second Level Cache</text:span></text:p>
      <text:p text:style-name="P4"><text:span text:style-name="T1"><text:tab/><text:tab/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6M57S</meta:editing-duration>
    <meta:editing-cycles>114</meta:editing-cycles>
    <meta:generator>OpenOffice.org/3.4.1$Win32 OpenOffice.org_project/341m1$Build-9593</meta:generator>
    <dc:date>2015-07-10T17:11:10.99</dc:date>
    <meta:document-statistic meta:table-count="0" meta:image-count="0" meta:object-count="0" meta:page-count="5" meta:paragraph-count="196" meta:word-count="1121" meta:character-count="8652"/>
    <meta:user-defined meta:name="Info 1"/>
    <meta:user-defined meta:name="Info 2"/>
    <meta:user-defined meta:name="Info 3"/>
    <meta:user-defined meta:name="Info 4"/>
  </office:meta>
</office:document-meta>
</file>